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Fira Sans1" svg:font-family="'Fira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FuraMono Nerd Font Mono" svg:font-family="'FuraMono Nerd Font Mono'" style:font-pitch="fixed"/>
    <style:font-face style:name="Liberation Serif" svg:font-family="'Liberation Serif'" style:font-family-generic="roman" style:font-pitch="variable"/>
    <style:font-face style:name="Nimbus Sans" svg:font-family="'Nimbus Sans'" style:font-family-generic="system" style:font-pitch="variable"/>
    <style:font-face style:name="SpaceMono Nerd Font Mono" svg:font-family="'SpaceMono Nerd Font Mono'" style:font-pitch="fixed"/>
    <style:font-face style:name="SpaceMono Nerd Font Mono1" svg:font-family="'SpaceMono Nerd Font Mono'" style:font-adornments="Bold" style:font-pitch="fixed"/>
    <style:font-face style:name="SpaceMono Nerd Font Mono2" svg:font-family="'SpaceMono Nerd Font Mono'" style:font-adornments="Regular" style:font-pitch="fixed"/>
  </office:font-face-decls>
  <office:automatic-styles>
    <style:style style:name="P1" style:family="paragraph" style:parent-style-name="Text_20_body">
      <style:text-properties style:font-name="FuraMono Nerd Font Mono" officeooo:rsid="000a67d3" officeooo:paragraph-rsid="000a67d3"/>
    </style:style>
    <style:style style:name="P2" style:family="paragraph" style:parent-style-name="Text_20_body">
      <style:text-properties style:font-name="FuraMono Nerd Font Mono" officeooo:paragraph-rsid="000a67d3"/>
    </style:style>
    <style:style style:name="P3" style:family="paragraph" style:parent-style-name="Text_20_body">
      <style:text-properties style:font-name="FuraMono Nerd Font Mono" fo:font-style="italic" officeooo:rsid="000a67d3" officeooo:paragraph-rsid="000a67d3" style:font-style-asian="italic" style:font-style-complex="italic"/>
    </style:style>
    <style:style style:name="P4" style:family="paragraph" style:parent-style-name="Text_20_body">
      <style:text-properties style:font-name="Fira Sans" officeooo:rsid="00093ac0" officeooo:paragraph-rsid="00093ac0"/>
    </style:style>
    <style:style style:name="P5" style:family="paragraph" style:parent-style-name="Text_20_body">
      <style:text-properties style:font-name="Fira Sans" officeooo:rsid="000a67d3" officeooo:paragraph-rsid="000a67d3"/>
    </style:style>
    <style:style style:name="P6" style:family="paragraph" style:parent-style-name="Text_20_body">
      <style:text-properties style:font-name="Fira Sans" fo:font-style="italic" officeooo:rsid="000a67d3" officeooo:paragraph-rsid="000a67d3" style:font-style-asian="italic" style:font-style-complex="italic"/>
    </style:style>
    <style:style style:name="P7" style:family="paragraph" style:parent-style-name="Heading_20_1">
      <style:text-properties style:font-name="SpaceMono Nerd Font Mono" officeooo:rsid="00093ac0" officeooo:paragraph-rsid="00093ac0"/>
    </style:style>
    <style:style style:name="P8" style:family="paragraph" style:parent-style-name="Heading_20_1">
      <style:text-properties style:font-name="SpaceMono Nerd Font Mono" officeooo:rsid="000a67d3" officeooo:paragraph-rsid="000a67d3"/>
    </style:style>
    <style:style style:name="P9" style:family="paragraph" style:parent-style-name="Heading_20_2">
      <style:text-properties style:font-name="SpaceMono Nerd Font Mono" officeooo:rsid="000a67d3" officeooo:paragraph-rsid="000a67d3"/>
    </style:style>
    <style:style style:name="P10" style:family="paragraph" style:parent-style-name="Heading_20_2">
      <style:text-properties style:font-name="SpaceMono Nerd Font Mono"/>
    </style:style>
    <style:style style:name="P11" style:family="paragraph" style:parent-style-name="Heading_20_2">
      <style:text-properties officeooo:rsid="000d53e8" officeooo:paragraph-rsid="000d53e8"/>
    </style:style>
    <style:style style:name="P12" style:family="paragraph" style:parent-style-name="Text_20_body">
      <style:text-properties style:font-name="Fira Sans" officeooo:rsid="000a67d3" officeooo:paragraph-rsid="000a67d3"/>
    </style:style>
    <style:style style:name="P13" style:family="paragraph" style:parent-style-name="Text_20_body">
      <style:text-properties officeooo:paragraph-rsid="000d53e8"/>
    </style:style>
    <style:style style:name="T1" style:family="text">
      <style:text-properties officeooo:rsid="0009b60a"/>
    </style:style>
    <style:style style:name="T2" style:family="text">
      <style:text-properties fo:font-style="italic" officeooo:rsid="0009b60a" style:font-style-asian="italic" style:font-style-complex="italic"/>
    </style:style>
    <style:style style:name="T3" style:family="text">
      <style:text-properties officeooo:rsid="000a67d3"/>
    </style:style>
    <style:style style:name="T4" style:family="text">
      <style:text-properties style:font-name="FuraMono Nerd Font Mono"/>
    </style:style>
    <style:style style:name="T5" style:family="text">
      <style:text-properties style:font-name="FuraMono Nerd Font Mono" fo:font-style="italic" style:font-style-asian="italic" style:font-style-complex="italic"/>
    </style:style>
    <style:style style:name="T6" style:family="text">
      <style:text-properties style:font-name="FuraMono Nerd Font Mono"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officeooo:rsid="000d5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1 – Introduction</text:h>
      <text:h text:style-name="P9" text:outline-level="2">Content:</text:h>
      <text:p text:style-name="P4">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ext:span text:style-name="T1">Type </text:span><text:span text:style-name="T2">done</text:span><text:span text:style-name="T1"> into the editor and press submit to move on.</text:span></text:p>
      <text:h text:style-name="P10" text:outline-level="2">Answer:</text:h>
      <text:p text:style-name="P1">done</text:p>
      <text:h text:style-name="P10" text:outline-level="2">Code:</text:h>
      <text:p text:style-name="P6">none</text:p>
      <text:h text:style-name="Heading_20_1" text:outline-level="1">2 – What is HTML?</text:h>
      <text:p text:style-name="P5">HTML allows you to define parts of a website, but it can only do so much. In later lessons we will learn how to style HTML so you can make your website look how you want it to, but for now, the basics. The first thing we need to tell The Browser that we are using HTML5 with the <text:span text:style-name="T4">DOCTYPE</text:span> element. An element is what tells The Browser what you want to display. They start with <text:span text:style-name="T4">&lt;</text:span><text:span text:style-name="T5">elementname</text:span><text:span text:style-name="T6">&gt;</text:span><text:span text:style-name="T7"> and end with </text:span><text:span text:style-name="T6">&lt;/</text:span><text:span text:style-name="T5">elementname</text:span><text:span text:style-name="T6">&gt;</text:span><text:span text:style-name="T7">, we call these tags. The first is the opening tag, and the second is the closing tag, but not all elements have a closing tag, like the </text:span><text:span text:style-name="T6">DOCTYPE</text:span><text:span text:style-name="T7"> element. Speaking of the </text:span><text:span text:style-name="T6">DOCTYPE</text:span><text:span text:style-name="T7"> element, it looks like this: </text:span><text:span text:style-name="T6">&lt;!DOCTYPE html&gt; </text:span><text:span text:style-name="T7">and shoud be put at the start of all files.</text:span></text:p>
      <text:h text:style-name="P9" text:outline-level="2">Answer:</text:h>
      <text:p text:style-name="P2">&lt;!<text:span text:style-name="T3">DOCTYPE html&gt;</text:span></text:p>
      <text:h text:style-name="P9" text:outline-level="2">Code:</text:h>
      <text:p text:style-name="P3">none</text:p>
      <text:h text:style-name="P8" text:outline-level="1"><text:soft-page-break/>3 – More Boilerplate</text:h>
      <text:h text:style-name="P10" text:outline-level="2">Content:</text:h>
      <text:p text:style-name="P5">Unfortunately, <text:span text:style-name="T4">DOCTYPE</text:span> isn’t the only thing required in a document before we start seeing progress. We also need the following after the <text:span text:style-name="T4">DOCTYPE</text:span> element:</text:p>
      <text:p text:style-name="P1">&lt;html&gt;</text:p>
      <text:p text:style-name="P1"><text:tab/>&lt;head&gt;</text:p>
      <text:p text:style-name="P1"><text:tab/>&lt;/head&gt;</text:p>
      <text:p text:style-name="P1"><text:tab/>&lt;body&gt;</text:p>
      <text:p text:style-name="P1"><text:tab/>&lt;/body&gt;</text:p>
      <text:p text:style-name="P1">&lt;/html&gt;</text:p>
      <text:p text:style-name="P5">The html element tells The Browser where the actual code starts and ends. This is called boilerplate code, <text:span text:style-name="T8">we need this because computers are dumb and need to be told exactly what to do</text:span>. <text:span text:style-name="T8">Programming Languages take care of most boilerplate code, but they can only do so much</text:span>. The other elements will be explained in further detail when they are relevant, just know you need them.</text:p>
      <text:h text:style-name="P11" text:outline-level="2">Answer:</text:h>
      <text:p text:style-name="P13">&lt;!<text:span text:style-name="T8">DOCTYPE html&gt;</text:span></text:p>
      <text:p text:style-name="P13">&lt;<text:span text:style-name="T8">html&gt;</text:span></text:p>
      <text:p text:style-name="P13"><text:tab/>&lt;<text:span text:style-name="T8">head&gt;</text:span></text:p>
      <text:p text:style-name="P13"><text:tab/>&lt;/<text:span text:style-name="T8">head&gt;</text:span></text:p>
      <text:p text:style-name="P13"><text:tab/>&lt;<text:span text:style-name="T8">body&gt;</text:span></text:p>
      <text:p text:style-name="P13"><text:tab/>&lt;/<text:span text:style-name="T8">body&gt;</text:span></text:p>
      <text:p text:style-name="P13">&lt;/<text:span text:style-name="T8">html&gt;</text:span></text:p>
      <text:h text:style-name="P11" text:outline-level="2">Code:</text:h>
      <text:p text:style-name="P13">&lt;!<text:span text:style-name="T8">DOCTYPE html&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Fira Sans1" svg:font-family="'Fira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FuraMono Nerd Font Mono" svg:font-family="'FuraMono Nerd Font Mono'" style:font-pitch="fixed"/>
    <style:font-face style:name="Liberation Serif" svg:font-family="'Liberation Serif'" style:font-family-generic="roman" style:font-pitch="variable"/>
    <style:font-face style:name="Nimbus Sans" svg:font-family="'Nimbus Sans'" style:font-family-generic="system" style:font-pitch="variable"/>
    <style:font-face style:name="SpaceMono Nerd Font Mono" svg:font-family="'SpaceMono Nerd Font Mono'" style:font-pitch="fixed"/>
    <style:font-face style:name="SpaceMono Nerd Font Mono1" svg:font-family="'SpaceMono Nerd Font Mono'" style:font-adornments="Bold" style:font-pitch="fixed"/>
    <style:font-face style:name="SpaceMono Nerd Font Mono2" svg:font-family="'SpaceMono Nerd Font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Mono2" fo:font-family="'SpaceMono Nerd Font Mono'" style:font-style-name="Regular" style:font-pitch="fixed"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Fira Sans1" fo:font-family="'Fira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SpaceMono Nerd Font Mono1" fo:font-family="'SpaceMono Nerd Font Mono'" style:font-style-name="Bold" style:font-pitch="fixed"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18:02:11.446701630</meta:creation-date>
    <dc:date>2022-10-25T18:29:28.058293340</dc:date>
    <meta:editing-duration>PT3H30M11S</meta:editing-duration>
    <meta:editing-cycles>4</meta:editing-cycles>
    <meta:generator>LibreOffice/7.4.2.3$Linux_X86_64 LibreOffice_project/40$Build-3</meta:generator>
    <meta:document-statistic meta:table-count="0" meta:image-count="0" meta:object-count="0" meta:page-count="2" meta:paragraph-count="33" meta:word-count="344" meta:character-count="1911" meta:non-whitespace-character-count="1589"/>
  </office:meta>
</office:document-meta>
</file>